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7563in" table:align="left"/>
    </style:style>
    <style:style style:name="Tableau1.A" style:family="table-column">
      <style:table-column-properties style:column-width="0.6465in"/>
    </style:style>
    <style:style style:name="Tableau1.B" style:family="table-column">
      <style:table-column-properties style:column-width="1.0597in"/>
    </style:style>
    <style:style style:name="Tableau1.C" style:family="table-column">
      <style:table-column-properties style:column-width="1.05in"/>
    </style:style>
    <style:style style:name="Tableau1.A1" style:family="table-cell">
      <style:table-cell-properties style:vertical-align="middle" fo:padding="0.0194in" fo:border="none"/>
    </style:style>
    <style:style style:name="P1" style:family="paragraph" style:parent-style-name="Text_20_body">
      <style:text-properties fo:font-weight="normal"/>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4" style:family="paragraph" style:parent-style-name="Text_20_body">
      <style:paragraph-properties fo:margin-top="0in" fo:margin-bottom="0in" fo:line-height="120%" fo:text-align="justify" style:justify-single-word="false" style:writing-mode="lr-tb"/>
      <style:text-properties fo:font-variant="normal" fo:text-transform="none" fo:color="#222222" style:text-line-through-style="none" style:font-name="Times New Roman1" fo:font-size="12pt" fo:font-style="normal" style:text-underline-style="none" fo:font-weight="normal" style:text-blinking="false" fo:background-color="#ffffff"/>
    </style:style>
    <style:style style:name="P5" style:family="paragraph" style:parent-style-name="Text_20_body" style:list-style-name="L1">
      <style:paragraph-properties fo:margin-top="0in" fo:margin-bottom="0in" fo:line-height="120%" fo:text-align="justify" style:justify-single-word="false" fo:background-color="#ffffff" style:writing-mode="lr-tb">
        <style:background-image/>
      </style:paragraph-properties>
      <style:text-properties fo:font-variant="normal" fo:text-transform="none" fo:color="#222222" style:text-line-through-style="none" style:font-name="Times New Roman1" fo:font-size="12pt" fo:font-style="normal" style:text-underline-style="none" fo:font-weight="normal" style:text-blinking="false" fo:background-color="#ffffff"/>
    </style:style>
    <style:style style:name="P6" style:family="paragraph" style:parent-style-name="Text_20_body" style:list-style-name="L5">
      <style:paragraph-properties fo:margin-top="0in" fo:margin-bottom="0in" fo:line-height="120%" fo:text-align="justify" style:justify-single-word="false" fo:background-color="#ffffff" style:writing-mode="lr-tb">
        <style:background-image/>
      </style:paragraph-properties>
      <style:text-properties fo:font-variant="normal" fo:text-transform="none" fo:color="#222222" style:text-line-through-style="none" style:font-name="Times New Roman1" fo:font-size="12pt" fo:font-style="normal" style:text-underline-style="none" fo:font-weight="normal" style:text-blinking="false" fo:background-color="#ffffff"/>
    </style:style>
    <style:style style:name="P7" style:family="paragraph" style:parent-style-name="Text_20_body" style:list-style-name="L2">
      <style:paragraph-properties fo:margin-top="0in" fo:margin-bottom="0in"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8" style:family="paragraph" style:parent-style-name="Text_20_body" style:list-style-name="L3">
      <style:paragraph-properties fo:margin-top="0in" fo:margin-bottom="0in"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9" style:family="paragraph" style:parent-style-name="Text_20_body" style:list-style-name="L4">
      <style:paragraph-properties fo:margin-top="0in" fo:margin-bottom="0in"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0" style:family="paragraph" style:parent-style-name="Text_20_body" style:list-style-name="L6">
      <style:paragraph-properties fo:margin-top="0in" fo:margin-bottom="0in"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1" style:family="paragraph" style:parent-style-name="Text_20_body" style:list-style-name="L7">
      <style:paragraph-properties fo:margin-top="0in" fo:margin-bottom="0in"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2" style:family="paragraph" style:parent-style-name="Text_20_body" style:list-style-name="L8">
      <style:paragraph-properties fo:margin-top="0in" fo:margin-bottom="0in"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3" style:family="paragraph" style:parent-style-name="Table_20_Contents">
      <style:paragraph-properties fo:margin-top="0in" fo:margin-bottom="0in" fo:line-height="100%" fo:text-align="justify" style:justify-single-word="false" fo:padding="0.0728in" fo:border="0.0008in solid #0000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1" style:family="text">
      <style:text-properties fo:font-weight="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7b3265bd-b657-d92a-f1f0-2d8fc02fa45e"/>Dans le document suivant nous allons présenter notre projet pour le cours 420-SCD. Notre projet se nomme Gravité Électrique. Il porte ce nom parce que c’est un jeu interactif qui contient les concepts de physique mécanique et d’électricité et magnétisme. Pour commencer, on va parler de l’évolution de l’application. On fera mention des différences entre la version de l’application  de la soumission et la version finale. Nous ferons ensuite une  énumération de tous les tâches, les rôles et leur instigateur. Nous parlerons ensuite des éléments les plus complexes de notre application, des ressources auxquelles nous avons fait appel pendant le développement de notre application. Nous terminerons avec  une conclusion ou nous  parlerons de notre appréciation ainsi que des possibilités d’ajouts, advenant que nous ayons un surplus de temps.</text:p>
      <text:p text:style-name="Text_20_body"/>
      <text:p text:style-name="P4">Durant la réalisation de notre projet, certains éléments se sont vus modifier ou complètement enlever dû a leur complexité ou pour les rendre plus intuitifs. voici une liste de certains de ces éléments:</text:p>
      <text:list xml:id="list288983197376125676" text:style-name="L5">
        <text:list-item>
          <text:p text:style-name="P6">La poubelle : dans la soumission nous avions dit que la suppression d’un obstacle électrique ou physique, lors de la création d’un niveau a l’aide de l’éditeur, se ferait avec un clic droit qui ferait apparaître l’option dans un menu contextuel. Afin de rendre l’application plus instinctive nous avons ajouter une poubelle sur l’interface. l’utilisateur n’a qu’à cliquer et glisser l’élément qu’il ne veut plus dans son niveau sur la poubelle.</text:p>
        </text:list-item>
      </text:list>
      <text:p text:style-name="Text_20_body"/>
      <text:list xml:id="list6129292580529307198" text:style-name="L6">
        <text:list-item>
          <text:p text:style-name="P10">Les obstacles ayant une orientation. Dans la soumission, nous avions offert à l’utilisateur la possibilité de mettre des obstacles ayant un angle de 45 degree. En raison de la complexité de l’algorithme de réflexion, cet élément s’est vu retiré. C’est toutefois un élément sur lequel on pourrait travailler si on  avait un délai supplémentaire.</text:p>
        </text:list-item>
      </text:list>
      <text:p text:style-name="Text_20_body"/>
      <text:list xml:id="list3084337071417043014" text:style-name="L7">
        <text:list-item>
          <text:p text:style-name="P11">Le viseur du canon. Dans la soumission, nous avions offert la possibilité à l’utilisateur de choisir l’angle du canon à l’aide d’un petit composant qui affichait l’angle. Nous avons choisi plutôt de choisir la puissance de tir du projectile en fonction de la distance entre le canon et la souris. De plus, nous avons rajouté un indicateur sur la barre latérale qui indique en temps réel les vitesses initiales. Nous nous somme dit que cela était beaucoup plus intuitif et beaucoup moins difficile à implémenter.</text:p>
        </text:list-item>
      </text:list>
      <text:p text:style-name="Text_20_body"/>
      <text:list xml:id="list3767381122768197624" text:style-name="L8">
        <text:list-item>
          <text:p text:style-name="P12">Gestion de fin de partie  : Au départ, nous voulions faire en sorte que lorsque l’utilisateur ait réussi un niveau qu’il soit automatiquement transféré au niveau suivant mais, nous avons décidé d’ajouté l’option de retourner au niveau précédent en tout temps.</text:p>
        </text:list-item>
      </text:list>
      <text:p text:style-name="Text_20_body"/>
      <text:p text:style-name="P3">                </text:p>
      <text:p text:style-name="P1"><text:line-break/></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
          </table:table-cell>
          <table:table-cell table:style-name="Tableau1.A1" office:value-type="string">
            <text:p text:style-name="P13">Tâche informatiques accomplies</text:p>
          </table:table-cell>
          <table:table-cell table:style-name="Tableau1.A1" office:value-type="string">
            <text:p text:style-name="P13">Tâches scientifiques accomplies</text:p>
          </table:table-cell>
        </table:table-row>
        <table:table-row>
          <table:table-cell table:style-name="Tableau1.A1" office:value-type="string">
            <text:p text:style-name="P13">Jude Fort</text:p>
          </table:table-cell>
          <table:table-cell table:style-name="Tableau1.A1" office:value-type="string">
            <text:p text:style-name="P13">- Les fonctionnalités de l’éditeur de niveau (cliquer et glisser, clic droit, création d’un niveau)</text:p>
            <text:p text:style-name="P13">- Le eventlistner personnalisé de la barre la latérale droite</text:p>
            <text:p text:style-name="P13">- Le composant qui contient les bouton dans le menu de départ</text:p>
            <text:p text:style-name="P13">-L'arrière-plan de menu de départ</text:p>
            <text:p text:style-name="P13">- Les panneaux qui contient les instructions et les images</text:p>
            <text:p text:style-name="P13">- La classe qui permet d’instacier un canon</text:p>
            <text:p text:style-name="P13">- La classe qui permet d'instancier un obstacle physique rond ou carré</text:p>
            <text:p text:style-name="P13">- Écouteur de niveau qui permet de passer au <text:soft-page-break/>niveau suivant</text:p>
            <text:p text:style-name="P13">-recherche et création des images présentes dans l’application.</text:p>
          </table:table-cell>
          <table:table-cell table:style-name="Tableau1.A1" office:value-type="string">
            <text:p text:style-name="P13">- Classe vecteur graphique ainsi que ses calculs : &lt;Produit scalaire, multiplication par une constante, addition de vecteur.&gt; Cette classe permet le calcul de l’angle de réflexion après une collision.</text:p>
            <text:p text:style-name="P13">-Recherche des équations physiques qui ont été appliqués </text:p>
            <text:p text:style-name="P13">-Rédaction de la section “concepts scientifiques” dans le menu d’instruction</text:p>
            <text:p text:style-name="Table_20_Contents"/>
          </table:table-cell>
        </table:table-row>
        <table:table-row>
          <table:table-cell table:style-name="Tableau1.A1" office:value-type="string">
            <text:p text:style-name="P13">Bruce Edouard Brazier</text:p>
          </table:table-cell>
          <table:table-cell table:style-name="Tableau1.A1" office:value-type="string">
            <text:p text:style-name="P13">-Composant réutilisable et modifiable : &lt; Classe  Bouton&gt; qui sera utilisé dans le composant barre latérale droit.</text:p>
            <text:p text:style-name="P13">-Composant réutilisable et modifiable : &lt; Classe  Niveau&gt;. </text:p>
            <text:p text:style-name="P13">-Classe de l’objet graphique cible.</text:p>
            <text:p text:style-name="P13">-Classe de l’objet graphique obstacle électrique ainsi que son image.</text:p>
            <text:p text:style-name="P13">-Classe de l’objet graphique projectile(dessiner,déplacé).</text:p>
            <text:p text:style-name="P13">-Détection et  optimisatio<text:soft-page-break/>n des collisions. </text:p>
            <text:p text:style-name="P13">-Recherche et création des images présentes dans l’application.</text:p>
          </table:table-cell>
          <table:table-cell table:style-name="Tableau1.A1" office:value-type="string">
            <text:p text:style-name="P13">-Gestion des collisions électriques. Modification de l'accélération du projectile.</text:p>
            <text:p text:style-name="P13">-Gestion des collisions physiques : Incluant la conservation du mouvement ainsi que les réflexions post-collision.</text:p>
            <text:p text:style-name="P13">-Gestion du déplacement de la particule avec les algorithmes de déplacement. </text:p>
          </table:table-cell>
        </table:table-row>
      </table:table>
      <text:p text:style-name="Text_20_body"/>
      <text:p text:style-name="P2">Lors de la réalisation de notre projet nous somme tombé sur quelque problèmes de conception qui ajoutaient une difficulté à la l’accomplissement de notre application. La première complexité que nous avons rencontré était de créer une classe niveau qui serait réutilisable. En concevant cette classe de cette façon il nous était plus facile de manipuler des niveaux et d’en créer plusieurs facilement. Par la suite, il fallait créer un éditeur de niveau qui permettrait a l’utilisateur de créer un niveau. La complexité était de prévoir tout ce que l’utilisateur pourrait faire lors de la création de son niveau personnalisé et de rendre le tout instinctif pour lui. Ensuite, il a fallu implémenter une méthode qui permet détecter les collision. C'était une étape un peu complexe, car il fallait tester les collisions avec tous les obstacles présent dans le niveau. De plus, il fallait implémenter une méthode qui n’était pas trop coûteuse. La  prochaine difficulté que nous avons rencontré a été la physique. D’une  part , il y avait le calcul de la  position. Nous avons fait appel aux  notes de cours de Monsieur Simon Vézina pour les différentes méthode de calcul de la position. Il y a par la suite vitesse finale.  D’une part, il  fallait tenir compte de la conservation du mouvement  et il a fallu faire appel à des notions de Physique mécanique. De l’autre, il a fallu calculer l’angle de réflexion. Il nous a fallu faire appel à des notions du cours de physique 3. Il nous a fallu notamment créer la classe Vecteur Graphique qui était nécessaire pour effectuer les calculs.</text:p>
      <text:p text:style-name="Text_20_body"/>
      <text:p text:style-name="P2">Au cours du développement de notre application, nous avons fait appel à des ressources extérieures. Tout d’abord, une grande majorité de la physique de l’application a été tiré des notes de cours de Simon Vézina. On y trouvait des compléments informatiques qui ont faciliter l’implémentation de la physique. Il est aussi  important de noter que notre classe vecteur graphique est basé sur la classe qui nous avait fourni dans le cadre du cours de 420-SCC. Pour créer une fenêtre de type “JOptionPane” avec deux entrées texte il fallait créer une un nouveau composant qui allait dérivé de cette classe. pour réaliser cette étape nous nous somme inspiré de différents codes trouvés sur internet car, aucun des codes faisait exactement ce que nous avions besoin. Pour créer un objet Jpanel qui se fait influencé par une barre de défilement il fallait trouver une manière de faire fonctionner la barre de défilement parce que le fait de seulement l’ajouter la barre ne fonctionne pas. Pour résoudre ce problème nous avons recherché sur internet un moyen de permettre le défilement du panneau. </text:p>
      <text:p text:style-name="Text_20_body"/>
      <text:p text:style-name="P2">Nous somme satisfaits des résultats de l’application. Malgré  le fait que nous avons apporté quelques modification au plan initial et que parfois le code responsable du calcul de la position produit des résultats indésirables, le projet ressemble à  ce que nous avions prévu. Si nous disposions de plus de <text:soft-page-break/>temps, nous l’utiliserions pour modifier la méthode du calcul des collisions afin de réduire le nombre de bugs dans l’application. Nous aurions aussi modifier le taux de rafraîchissement des images des animations afin de rendre les animations plus fluides. Une autre façon que nous aurions d’utiliser le temps supplémentaire serait de modifier l’interface de l’utilisateur pour la rendre la plus attrayante que possible. Finalement, on peu conclure que e projet est une belle expérience et il nous a permis de nous développer des habileté tels que l’organisation et l’autonomie. Ces compétences nous seront bien utile dans de futures projets après la réalisation de celui-ci.</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30T23:44:00.64</meta:creation-date>
    <meta:document-statistic meta:table-count="1" meta:image-count="0" meta:object-count="0" meta:page-count="5" meta:paragraph-count="38" meta:word-count="1256" meta:character-count="7966"/>
    <dc:date>2014-05-01T01:53:37.52</dc:date>
    <meta:editing-duration>PT1H54M25S</meta:editing-duration>
    <meta:editing-cycles>1</meta:editing-cycles>
    <meta:generator>OpenOffice/4.0.1$Win32 OpenOffice.org_project/401m5$Build-9714</meta:generator>
  </office:meta>
</office:document-meta>
</file>